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f" loext:opacity="100%" style:font-name="ui-monospace" fo:font-size="8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92f" loext:opacity="100%" style:font-name="ui-monospace" fo:font-size="8.5pt" fo:letter-spacing="normal" fo:font-style="normal" fo:font-weight="normal" officeooo:rsid="00095acd" officeooo:paragraph-rsid="00095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umbs.db</text:p>
      <text:p text:style-name="P1">.DS_Store</text:p>
      <text:p text:style-name="P2">tmp/</text:p>
      <text:p text:style-name="P2">*.old</text:p>
      <text:p text:style-name="P2">*.backup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6T22:18:29.914438271</meta:creation-date>
    <dc:date>2021-12-16T23:14:01.244016856</dc:date>
    <meta:editing-duration>PT15M52S</meta:editing-duration>
    <meta:editing-cycles>4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5" meta:word-count="5" meta:character-count="35" meta:non-whitespace-character-count="35"/>
  </office:meta>
</office:document-meta>
</file>